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57b7ed" officeooo:paragraph-rsid="0057b7ed" style:font-style-asian="normal" style:font-style-complex="normal"/>
    </style:style>
    <style:style style:name="P2" style:family="paragraph" style:parent-style-name="Standard">
      <style:text-properties fo:font-style="normal" officeooo:rsid="0059abfc" officeooo:paragraph-rsid="0059abfc" style:font-style-asian="normal" style:font-style-complex="normal"/>
    </style:style>
    <style:style style:name="P3" style:family="paragraph" style:parent-style-name="Standard">
      <style:text-properties fo:font-style="normal" officeooo:rsid="005ab397" officeooo:paragraph-rsid="005ab397" style:font-style-asian="normal" style:font-style-complex="normal"/>
    </style:style>
    <style:style style:name="P4" style:family="paragraph" style:parent-style-name="Standard">
      <style:text-properties fo:font-style="normal" officeooo:rsid="005aecfd" officeooo:paragraph-rsid="005aecfd" style:font-style-asian="normal" style:font-style-complex="normal"/>
    </style:style>
    <style:style style:name="P5" style:family="paragraph" style:parent-style-name="Standard">
      <style:text-properties fo:font-style="normal" officeooo:rsid="005b8f12" officeooo:paragraph-rsid="005b8f12" style:font-style-asian="normal" style:font-style-complex="normal"/>
    </style:style>
    <style:style style:name="P6" style:family="paragraph" style:parent-style-name="Standard">
      <style:text-properties fo:font-style="normal" officeooo:rsid="005be851" officeooo:paragraph-rsid="005be851" style:font-style-asian="normal" style:font-style-complex="normal"/>
    </style:style>
    <style:style style:name="P7" style:family="paragraph" style:parent-style-name="Standard">
      <style:text-properties fo:font-style="normal" officeooo:rsid="005cf952" officeooo:paragraph-rsid="005cf952" style:font-style-asian="normal" style:font-style-complex="normal"/>
    </style:style>
    <style:style style:name="P8" style:family="paragraph" style:parent-style-name="Standard">
      <style:text-properties fo:font-style="normal" officeooo:rsid="005e27c5" officeooo:paragraph-rsid="005e27c5" style:font-style-asian="normal" style:font-style-complex="normal"/>
    </style:style>
    <style:style style:name="P9" style:family="paragraph" style:parent-style-name="Standard">
      <style:text-properties fo:font-style="normal" officeooo:rsid="005ea01c" officeooo:paragraph-rsid="005ea01c" style:font-style-asian="normal" style:font-style-complex="normal"/>
    </style:style>
    <style:style style:name="P10" style:family="paragraph" style:parent-style-name="Standard">
      <style:text-properties fo:font-style="normal" officeooo:rsid="005ff882" officeooo:paragraph-rsid="005ff882" style:font-style-asian="normal" style:font-style-complex="normal"/>
    </style:style>
    <style:style style:name="P11" style:family="paragraph" style:parent-style-name="Standard">
      <style:text-properties fo:font-style="normal" officeooo:rsid="006073ef" officeooo:paragraph-rsid="006073ef" style:font-style-asian="normal" style:font-style-complex="normal"/>
    </style:style>
    <style:style style:name="P12" style:family="paragraph" style:parent-style-name="Standard">
      <style:text-properties fo:font-style="normal" officeooo:rsid="0060aa98" officeooo:paragraph-rsid="0060aa98" style:font-style-asian="normal" style:font-style-complex="normal"/>
    </style:style>
    <style:style style:name="P13" style:family="paragraph" style:parent-style-name="Standard">
      <style:text-properties fo:font-style="normal" officeooo:rsid="006123a7" officeooo:paragraph-rsid="006123a7" style:font-style-asian="normal" style:font-style-complex="normal"/>
    </style:style>
    <style:style style:name="P14" style:family="paragraph" style:parent-style-name="Standard">
      <style:text-properties fo:font-style="normal" officeooo:rsid="0061bedc" officeooo:paragraph-rsid="0061bedc" style:font-style-asian="normal" style:font-style-complex="normal"/>
    </style:style>
    <style:style style:name="P15" style:family="paragraph" style:parent-style-name="Standard">
      <style:text-properties fo:font-style="normal" officeooo:rsid="00639e3e" officeooo:paragraph-rsid="00639e3e" style:font-style-asian="normal" style:font-style-complex="normal"/>
    </style:style>
    <style:style style:name="P16" style:family="paragraph" style:parent-style-name="Standard">
      <style:text-properties fo:font-style="normal" officeooo:rsid="00652467" officeooo:paragraph-rsid="00652467" style:font-style-asian="normal" style:font-style-complex="normal"/>
    </style:style>
    <style:style style:name="P17" style:family="paragraph" style:parent-style-name="Standard">
      <style:text-properties fo:font-style="normal" officeooo:rsid="00671a14" officeooo:paragraph-rsid="00671a14" style:font-style-asian="normal" style:font-style-complex="normal"/>
    </style:style>
    <style:style style:name="P18" style:family="paragraph" style:parent-style-name="Standard">
      <style:text-properties fo:font-style="normal" officeooo:rsid="006804c6" officeooo:paragraph-rsid="006804c6" style:font-style-asian="normal" style:font-style-complex="normal"/>
    </style:style>
    <style:style style:name="P19" style:family="paragraph" style:parent-style-name="Standard">
      <style:text-properties fo:font-style="normal" officeooo:rsid="0069febf" officeooo:paragraph-rsid="0069febf" style:font-style-asian="normal" style:font-style-complex="normal"/>
    </style:style>
    <style:style style:name="P20" style:family="paragraph" style:parent-style-name="Standard">
      <style:text-properties fo:font-style="normal" officeooo:rsid="006a8ef4" officeooo:paragraph-rsid="006a8ef4" style:font-style-asian="normal" style:font-style-complex="normal"/>
    </style:style>
    <style:style style:name="P21" style:family="paragraph" style:parent-style-name="Standard">
      <style:text-properties fo:font-style="normal" officeooo:rsid="006ae599" officeooo:paragraph-rsid="006ae599" style:font-style-asian="normal" style:font-style-complex="normal"/>
    </style:style>
    <style:style style:name="P22" style:family="paragraph" style:parent-style-name="Standard">
      <style:text-properties fo:font-style="normal" officeooo:rsid="006be6f1" officeooo:paragraph-rsid="006be6f1" style:font-style-asian="normal" style:font-style-complex="normal"/>
    </style:style>
    <style:style style:name="P23" style:family="paragraph" style:parent-style-name="Standard">
      <style:text-properties fo:font-style="normal" officeooo:rsid="006ca858" officeooo:paragraph-rsid="006ca858" style:font-style-asian="normal" style:font-style-complex="normal"/>
    </style:style>
    <style:style style:name="P24" style:family="paragraph" style:parent-style-name="Standard">
      <style:text-properties fo:font-style="normal" officeooo:rsid="006ce295" officeooo:paragraph-rsid="006ce295" style:font-style-asian="normal" style:font-style-complex="normal"/>
    </style:style>
    <style:style style:name="P25" style:family="paragraph" style:parent-style-name="Standard">
      <style:text-properties fo:font-style="normal" officeooo:rsid="006d77ea" officeooo:paragraph-rsid="006d77ea" style:font-style-asian="normal" style:font-style-complex="normal"/>
    </style:style>
    <style:style style:name="P26" style:family="paragraph" style:parent-style-name="Standard">
      <style:text-properties fo:font-style="normal" officeooo:rsid="006e7cab" officeooo:paragraph-rsid="006e7cab" style:font-style-asian="normal" style:font-style-complex="normal"/>
    </style:style>
    <style:style style:name="P27" style:family="paragraph" style:parent-style-name="Standard">
      <style:text-properties fo:font-style="normal" officeooo:rsid="00700ad3" officeooo:paragraph-rsid="00700ad3" style:font-style-asian="normal" style:font-style-complex="normal"/>
    </style:style>
    <style:style style:name="P28" style:family="paragraph" style:parent-style-name="Standard">
      <style:text-properties fo:font-style="normal" officeooo:rsid="00707c0e" officeooo:paragraph-rsid="00707c0e" style:font-style-asian="normal" style:font-style-complex="normal"/>
    </style:style>
    <style:style style:name="P29" style:family="paragraph" style:parent-style-name="Standard">
      <style:text-properties fo:font-style="normal" officeooo:rsid="0071f224" officeooo:paragraph-rsid="0071f224" style:font-style-asian="normal" style:font-style-complex="normal"/>
    </style:style>
    <style:style style:name="P30" style:family="paragraph" style:parent-style-name="Standard">
      <style:text-properties fo:font-style="normal" officeooo:rsid="0071fc22" officeooo:paragraph-rsid="0071fc22" style:font-style-asian="normal" style:font-style-complex="normal"/>
    </style:style>
    <style:style style:name="P31" style:family="paragraph" style:parent-style-name="Standard">
      <style:text-properties fo:font-style="normal" officeooo:rsid="0073a5e8" officeooo:paragraph-rsid="0073a5e8" style:font-style-asian="normal" style:font-style-complex="normal"/>
    </style:style>
    <style:style style:name="P32" style:family="paragraph" style:parent-style-name="Standard">
      <style:text-properties fo:font-style="normal" officeooo:rsid="00747cf8" officeooo:paragraph-rsid="00747cf8" style:font-style-asian="normal" style:font-style-complex="normal"/>
    </style:style>
    <style:style style:name="P33" style:family="paragraph" style:parent-style-name="Standard">
      <style:text-properties fo:font-style="normal" officeooo:rsid="0074c011" officeooo:paragraph-rsid="0074c011" style:font-style-asian="normal" style:font-style-complex="normal"/>
    </style:style>
    <style:style style:name="P34" style:family="paragraph" style:parent-style-name="Standard">
      <style:text-properties fo:font-style="normal" officeooo:rsid="0074c011" officeooo:paragraph-rsid="007e3671" style:font-style-asian="normal" style:font-style-complex="normal"/>
    </style:style>
    <style:style style:name="P35" style:family="paragraph" style:parent-style-name="Standard">
      <style:text-properties fo:font-style="normal" officeooo:rsid="00758482" officeooo:paragraph-rsid="00758482" style:font-style-asian="normal" style:font-style-complex="normal"/>
    </style:style>
    <style:style style:name="P36" style:family="paragraph" style:parent-style-name="Standard">
      <style:text-properties fo:font-style="normal" officeooo:rsid="00775d86" officeooo:paragraph-rsid="00775d86" style:font-style-asian="normal" style:font-style-complex="normal"/>
    </style:style>
    <style:style style:name="P37" style:family="paragraph" style:parent-style-name="Standard">
      <style:text-properties fo:font-style="normal" officeooo:rsid="0078009c" officeooo:paragraph-rsid="0078009c" style:font-style-asian="normal" style:font-style-complex="normal"/>
    </style:style>
    <style:style style:name="P38" style:family="paragraph" style:parent-style-name="Standard">
      <style:text-properties officeooo:paragraph-rsid="006ce295"/>
    </style:style>
    <style:style style:name="P39" style:family="paragraph" style:parent-style-name="Standard">
      <style:text-properties fo:font-style="italic" officeooo:rsid="006ce295" officeooo:paragraph-rsid="006ce295" style:font-style-asian="italic" style:font-style-complex="italic"/>
    </style:style>
    <style:style style:name="P40" style:family="paragraph" style:parent-style-name="Standard">
      <style:text-properties fo:font-style="italic" officeooo:paragraph-rsid="006ce295"/>
    </style:style>
    <style:style style:name="P41" style:family="paragraph" style:parent-style-name="Standard">
      <style:text-properties fo:font-style="italic" officeooo:paragraph-rsid="006ca858"/>
    </style:style>
    <style:style style:name="P42" style:family="paragraph" style:parent-style-name="Standard">
      <style:text-properties officeooo:paragraph-rsid="0078009c"/>
    </style:style>
    <style:style style:name="P43" style:family="paragraph" style:parent-style-name="Standard">
      <style:text-properties officeooo:rsid="0078009c" officeooo:paragraph-rsid="0078009c"/>
    </style:style>
    <style:style style:name="P44" style:family="paragraph" style:parent-style-name="Standard">
      <style:text-properties officeooo:rsid="00784194" officeooo:paragraph-rsid="00784194"/>
    </style:style>
    <style:style style:name="P45" style:family="paragraph" style:parent-style-name="Standard">
      <style:text-properties officeooo:rsid="00793063" officeooo:paragraph-rsid="00793063"/>
    </style:style>
    <style:style style:name="P46" style:family="paragraph" style:parent-style-name="Standard">
      <style:text-properties officeooo:rsid="0079aca3" officeooo:paragraph-rsid="0079aca3"/>
    </style:style>
    <style:style style:name="P47" style:family="paragraph" style:parent-style-name="Standard">
      <style:text-properties officeooo:rsid="007aa12c" officeooo:paragraph-rsid="007aa12c"/>
    </style:style>
    <style:style style:name="P48" style:family="paragraph" style:parent-style-name="Standard">
      <style:text-properties officeooo:rsid="007b072f" officeooo:paragraph-rsid="007b072f"/>
    </style:style>
    <style:style style:name="P49" style:family="paragraph" style:parent-style-name="Standard">
      <style:text-properties officeooo:rsid="007ce959" officeooo:paragraph-rsid="007ce959"/>
    </style:style>
    <style:style style:name="P50" style:family="paragraph" style:parent-style-name="Standard">
      <style:text-properties officeooo:rsid="007ce959" officeooo:paragraph-rsid="007cfadf"/>
    </style:style>
    <style:style style:name="P51" style:family="paragraph" style:parent-style-name="Standard">
      <style:text-properties officeooo:rsid="007cf371" officeooo:paragraph-rsid="007cf371"/>
    </style:style>
    <style:style style:name="T1" style:family="text">
      <style:text-properties officeooo:rsid="0059abfc"/>
    </style:style>
    <style:style style:name="T2" style:family="text">
      <style:text-properties officeooo:rsid="005ab397"/>
    </style:style>
    <style:style style:name="T3" style:family="text">
      <style:text-properties officeooo:rsid="005aecfd"/>
    </style:style>
    <style:style style:name="T4" style:family="text">
      <style:text-properties officeooo:rsid="005b8f12"/>
    </style:style>
    <style:style style:name="T5" style:family="text">
      <style:text-properties officeooo:rsid="005cf952"/>
    </style:style>
    <style:style style:name="T6" style:family="text">
      <style:text-properties officeooo:rsid="005ea01c"/>
    </style:style>
    <style:style style:name="T7" style:family="text">
      <style:text-properties officeooo:rsid="0060aa98"/>
    </style:style>
    <style:style style:name="T8" style:family="text">
      <style:text-properties officeooo:rsid="0061bedc"/>
    </style:style>
    <style:style style:name="T9" style:family="text">
      <style:text-properties officeooo:rsid="0069febf"/>
    </style:style>
    <style:style style:name="T10" style:family="text">
      <style:text-properties officeooo:rsid="006a8ef4"/>
    </style:style>
    <style:style style:name="T11" style:family="text">
      <style:text-properties officeooo:rsid="006ae599"/>
    </style:style>
    <style:style style:name="T12" style:family="text">
      <style:text-properties fo:font-style="italic"/>
    </style:style>
    <style:style style:name="T13" style:family="text">
      <style:text-properties fo:font-style="italic" officeooo:rsid="006ca858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officeooo:rsid="006ca858" style:font-style-asian="normal" style:font-style-complex="normal"/>
    </style:style>
    <style:style style:name="T16" style:family="text">
      <style:text-properties fo:font-style="normal" officeooo:rsid="0078009c" style:font-style-asian="normal" style:font-style-complex="normal"/>
    </style:style>
    <style:style style:name="T17" style:family="text">
      <style:text-properties officeooo:rsid="0071fc22"/>
    </style:style>
    <style:style style:name="T18" style:family="text">
      <style:text-properties officeooo:rsid="0074c011"/>
    </style:style>
    <style:style style:name="T19" style:family="text">
      <style:text-properties officeooo:rsid="00775d86"/>
    </style:style>
    <style:style style:name="T20" style:family="text">
      <style:text-properties officeooo:rsid="0078009c"/>
    </style:style>
    <style:style style:name="T21" style:family="text">
      <style:text-properties officeooo:rsid="00793063"/>
    </style:style>
    <style:style style:name="T22" style:family="text">
      <style:text-properties officeooo:rsid="007b072f"/>
    </style:style>
    <style:style style:name="T23" style:family="text">
      <style:text-properties officeooo:rsid="007cf371"/>
    </style:style>
    <style:style style:name="T24" style:family="text">
      <style:text-properties officeooo:rsid="007cfadf"/>
    </style:style>
    <style:style style:name="T25" style:family="text">
      <style:text-properties officeooo:rsid="007e3671"/>
    </style:style>
    <style:style style:name="T26" style:family="text">
      <style:text-properties fo:font-variant="normal" fo:text-transform="none" fo:color="#252525" style:font-name="Liberation Serif" fo:font-size="12pt" fo:letter-spacing="normal" fo:font-weight="normal" officeooo:rsid="0010dad4" style:font-size-asian="12pt" style:font-size-complex="12pt"/>
    </style:style>
    <style:style style:name="T27" style:family="text">
      <style:text-properties officeooo:rsid="007f3f66"/>
    </style:style>
    <style:style style:name="T28" style:family="text">
      <style:text-properties officeooo:rsid="0080c7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уднее всего найти рукавицы, что сам же заткнул себе за пояс.</text:p>
      <text:p text:style-name="P1">Я ходил грабить плантации конопли аж чуть ли не до Кандыбино, а тут за забором, в соседском огороде густая рощица растёт. Ограниченный кругозор — вдаль смотрю, а под носом не вижу.</text:p>
      <text:p text:style-name="P1">Пришлось восстанавливать историческую справедливость. Чтоб замести следы, я перебросил срубленные кусты через другой забор соседа на улицу, а потом уже через свою калитку в сарай.</text:p>
      <text:p text:style-name="P1">Проба показала, что качество на высоте. Я отнёс малость Ляльке, чтоб и ему запушистилось, не зря же он меня эти два года подогревал.</text:p>
      <text:p text:style-name="P1"/>
      <text:p text:style-name="P1">Подвалила удача — растворяй ворота. В Нежине, в Графском парке, напротив кинотеатра стоит неприметная хата, а рядом кусточков пять и совсем без забора. Как не пошефствовать?</text:p>
      <text:p text:style-name="P1">Но встала проблема хранения собранного без потерь.</text:p>
      <text:p text:style-name="P1">Отнести в общагу? Под койку? Не смешно.</text:p>
      <text:p text:style-name="P1">Я обошёл здание выискивая подходящий закуток, <text:span text:style-name="T1">но всё безрезультатно, пока в умывальнике на четвёртом этаже не увидел стол. Не такой, как в комнатах студентов, а с ящиком под столешницей. Не знаю как он там оказался и долго ли ещё простоит, но от безвыходности — не бросать же в парке под кустом — взял всю траву и в ящик тот засунул. Только развернул весь стол и к стене придвинул, чтобы в глаза не бросалось. Потом по мере надобности заходил отщипнуть на день-два потребления.</text:span></text:p>
      <text:p text:style-name="P1"/>
      <text:p text:style-name="P2">Мои однокурсницы вернулись из колхоза в шоке. <text:span text:style-name="T2">Притихшие такие, призадумавшиеся о смысле жизни. То есть, правильно ли они в ней разобрались?</text:span></text:p>
      <text:p text:style-name="P3">Оказывается, во время шефской помощи какому-то колхозу два тамошних хлопца подрались на ножах. Из-за кого? Из-за Тани, что в одной со мной группе учится.</text:p>
      <text:p text:style-name="P3">В прошлом году эти твари безжалостные — мои однокурсницы — попросили меня прикинуться, будто я влюбился в неё. Для смеху, до того она неприметная и невзрачная. А меня — тупого лосяру — долго подбивать не надо:</text:p>
      <text:p text:style-name="P3">- Таня, я тебя люблю всей глубиной! А какое у тебя взаимное чувство?</text:p>
      <text:p text:style-name="P3">Два дня на переменах приставал, пока не попросила оставить её в покое. Чуть не плакала. Я устыдился и отстал.</text:p>
      <text:p text:style-name="P3">А теперь — нате вам, стервы! Кого хлопцы избрали до беспамятства?</text:p>
      <text:p text:style-name="P3">И теперь девушки на неё уважительно косятся, а она ходит такая торжественно задумчивая, словно что-то узнала про себя, чего и сама не ждала. И на меня уже не так враждебно смотрит — а вдруг я тогда всерьёз приставал? Не придуривался?</text:p>
      <text:p text:style-name="P3">Спасибо хлопцам за алиби.</text:p>
      <text:p text:style-name="P3"/>
      <text:p text:style-name="P3">Но мне не давала покоя неправильность хранения конопли в ящике стола. Человек с понятиями враз её унюхает в том умывальнике; опять же у физматовцев могут ненужные вопросы зародиться: чего это я в их умывальник зачастил?</text:p>
      <text:p text:style-name="P3">И по первому ноябрьскому снежку я понёс её на новое место хранение, <text:span text:style-name="T3">предварительно высмотрев, что на крыше Старого корпуса есть слуховое окно, а с обратной стороны здания имеется добротно сваренная лестница прямиком на крышу</text:span>.</text:p>
      <text:p text:style-name="P4">Меня сопровождали Славик, Двойка и Ира, типа государственная комиссия при запуске космонавта с площадки в Байконуре.</text:p>
      <text:p text:style-name="P4">Я отдал пальто и шапку Ире, сунул свёрток под рубаху и — стартовал. Первые минуты подъёма проходили в штатном режиме. Вибрация лестницы не зашкаливала, вот только железяка оказалась холодной и очень длинной — во времена Гоголя этажи строили в два-три раза выше нынешних. При выходе на крышу возникли непредвиденные проблемы. Лестница заканчивалась под карнизом, пришлось цепляться за жесть ж<text:span text:style-name="T4">ё</text:span>лоба и переваливать через него. Из этого момента мне запомнилась беспросветная тьма позднего вечера. Нас было только трое — жесть, темень и я.</text:p>
      <text:p text:style-name="P4"><text:soft-page-break/><text:span text:style-name="T4">Сама крыша оказалась довольно скользкой, хоть и не слишком крутой. Пришлось передвигаться наступая на гребешки жести. </text:span>Когда я <text:span text:style-name="T4">добрался до слухового окна, оно оказалось наглухо заколоченным толстыми досками изнутри. От ворот поворот.</text:span></text:p>
      <text:p text:style-name="P5">На подходе к месту, где нужно было перевалить через жёлоб, я вдруг оскользнулся, но не упал, выпрямился,стиснул зубы и ощерившись проговорил:</text:p>
      <text:p text:style-name="P5">- На публику играешь, падла?</text:p>
      <text:p text:style-name="P5">Потом я опустился на четвереньки, свесил ноги через выступ карниза и нащупал ими перекладины лестницы. На обратном спуске я подумал, что ещё ничего, если б просто упал, а вдруг на кого-нибудь?</text:p>
      <text:p text:style-name="P5">Некоторые мысли лучше не начинать думать...</text:p>
      <text:p text:style-name="P5"/>
      <text:p text:style-name="P5">И снова я высадил дверь. Что примечательно — ту же самую. Только Илюша Липес там уже не жил, а жил Витя Кононевич, который имел неосторожность попросить у Жоры Ильченко книгу «Godfather» и англо-английский словарь Hornby из индийского привоза.</text:p>
      <text:p text:style-name="P5">С каких незначительных, на первый взгляд, мелочей начинаются повороты в жизни. Допустим, скажешь: «Жора, дай «Godfather'a» почитать», а потом приходишь — у тебя в комнате дверь выбита.</text:p>
      <text:p text:style-name="P6">Кстати, на этот раз никаких трясущихся пальцев не наблюдалось.</text:p>
      <text:p text:style-name="P6">Как всё-таки быстро формируются навыки.</text:p>
      <text:p text:style-name="P6">Возможно сказалось и то, что я работал не на Вирича, а на себя.</text:p>
      <text:p text:style-name="P6"/>
      <text:p text:style-name="P6">Роман Марио Пьюзо «Крёстный отец» я украл не из праздного любопытства (затрясутся ли пальцы?), и не для повышения квалификации дверобоя, а чтобы перевести его на русский язык.</text:p>
      <text:p text:style-name="P6">Роман, как и его автор, довольно толстый — страниц за четыреста и, с учётом образа действий, благодаря которым он попал ко мне <text:s/>в руки, работа над переводом велась исключительно в Конотопе.</text:p>
      <text:p text:style-name="P6">Потребовалось несколько месяцев труда, чтобы превратить книгу издательства <text:s/>Penguin в кипу толстых пронумерованных тетрадей исписанных моим почерком на русском языке.</text:p>
      <text:p text:style-name="P6">Эту кипу я передал для прочтения Ляльке и его жене Валентине, но последующие передвижений и дальнейшая судьба «Крёстного отца» мне не известны, как и в случае с «Челюстями».</text:p>
      <text:p text:style-name="P6">В ходе работы, примерно на полпути до завершения, своими критическими замечаниями со мной поделился отец.</text:p>
      <text:p text:style-name="P6">У Пьюзо речь шла о вечерах отдыха голливудских кинозвёзд в специально оборудованном для этого клубе. Мне никак не удавалось передать на русском американский термин «blow job». <text:s/><text:span text:style-name="T5">Описательные варианты казались слишком длинными, а варианты краткие чересчур нецензурными.</text:span></text:p>
      <text:p text:style-name="P7">Одну из неудачных попыток я выдрал из тетради и сунул в плиту-печь на растопку.</text:p>
      <text:p text:style-name="P7">Вечером мой отец открыл чугунную дверцу, чтобы положить дрова в топку, достал смятый тетрадный листок и, ознакомившись с одержимым, спросил :</text:p>
      <text:p text:style-name="P7">- Что ты тут за … …?</text:p>
      <text:p text:style-name="P7">Я не стал оспаривать его мнение по двум причинам.</text:p>
      <text:p text:style-name="P7">Во-первых, то, что в печатном тексте воспринимается как эротика, в переписанном от руки виде смотрится как пошлая порнуха.</text:p>
      <text:p text:style-name="P7">Достаточно вспомнить рукописный рассказ в тонкой тетрадке, ходивший среди учеников старших классов конотопской средней школы номер тринадцать. Там имелся такой пассаж: «...она вскинула свои ажурные ножки ему на плечи...»</text:p>
      <text:p text:style-name="P7">Не знаю почему, но у меня эти «ажурные ножки» сразу же и неразрывно заассоциировались с Эйфелевой башней. Спрашивается: какая может быть эротика с Эйфелевой башней на плечах?</text:p>
      <text:p text:style-name="P7">При этом, <text:s/>неизвестно ещё как на меня подействовали бы те же ножки, попадись они мне в <text:soft-page-break/>ровной строке типографского набора. По одёжке встречают.</text:p>
      <text:p text:style-name="P7">Во-вторых, я всегда с уважением относился к тонкому литературному чутью моего отца.</text:p>
      <text:p text:style-name="P7">В газете «Труд» он читал лишь телепрограмму на неделю, а остальному содержанию, бегло взглянув на заголовки, давал следующее определение:</text:p>
      <text:p text:style-name="P7">- Ни в склад, ни в лад — поцелуй блоху в кирпич.</text:p>
      <text:p text:style-name="P7">Точнее не скажешь.</text:p>
      <text:p text:style-name="P7">Кроме того, он обладал поразительной лингвистической изобретательностью. Возможно, тут сказались его рязанские корни. Рязанщина всегда лежала на перепутьи языковых контактов.</text:p>
      <text:p text:style-name="P8">Ну, например. </text:p>
      <text:p text:style-name="P8">Напряжённо сдвинув поседелые брови над пластмассовой оправой очков, он за кухонным столом мастерит какую-то «железку». Вправляет «энту» в «энту».</text:p>
      <text:p text:style-name="P8">Я прохожу между столом и плитой-печью от двери к окну, потом от окна к двери. Не отрывая взгляд от «железки», он говорит:</text:p>
      <text:p text:style-name="P8">- Чё ты тыркаешься?</text:p>
      <text:p text:style-name="P8">Ни в одном словаре не найти этого слова. </text:p>
      <text:p text:style-name="P8">Но до чего сочный глагол! Сколько в нём упругой пластики; как точно ухвачена суть действия и состояние того, кто производить это действие. И главное, слово родилось спонтанно, только что; покуда эта поебéнь никак не хочет влазить в ту.</text:p>
      <text:p text:style-name="P8">- А как же мне не тыркаться? Коли сикулька запенькала?</text:p>
      <text:p text:style-name="P8">Он роняет «железку» на стол. Долгий взгляд поверх оправы очков. Потом произносит:</text:p>
      <text:p text:style-name="P8">- Тьфу!</text:p>
      <text:p text:style-name="P8">И тут, кстати, вся суть проблемы отцов и детей — наплодят себе подобных, а потом тьфукают.</text:p>
      <text:p text:style-name="P8"/>
      <text:p text:style-name="P8">Возвращаясь к «Крёстному отцу». </text:p>
      <text:p text:style-name="P8">В американской литературе не осталось писателей — Селинджер, Пирсон, Карвер — и и обчёлся. Остальные пишут лишь затем, чтобы их продукцию купил Голливуд для экранизации. Составители мультяшных сюжетов и мыльнооперных диалогов.</text:p>
      <text:p text:style-name="P8">Вон у того же британца Моэма — первый абзац рассказа как аккорд, вступление в фугу.</text:p>
      <text:p text:style-name="P8">В первом абзаце, помимо поверхностных деталей, рассыпаны узелки-зёрнышки, <text:span text:style-name="T6">что перерастут в дальнейшее повествование и развязку, которая перекликается с первым абзацем.</text:span></text:p>
      <text:p text:style-name="P9">Вот где мастерство ремесла. А у Голливудописцев ремесло без мастерства. Отец мой сказал бы:</text:p>
      <text:p text:style-name="P9">- Тьфу!</text:p>
      <text:p text:style-name="P9"/>
      <text:p text:style-name="P9">Я заметил его на долю секунды раньше, чем он меня. Сцепившись взглядами, мы сближались на тротуаре вдоль здания Профком отделения дороги.</text:p>
      <text:p text:style-name="P9">Мы знали, что в живых останется только один. Или никто.</text:p>
      <text:p text:style-name="P9">Боковым зрением я отмечал редких прохожих, но пространство между нами оставалось свободным.</text:p>
      <text:p text:style-name="P9">Мы сходились. Поединок неизбежен.</text:p>
      <text:p text:style-name="P9">Его рука метнулась к правому бедру, но ладонь успела лишь охватить рукоять «смит-энд-вессона», когда выхваченный мною «кольт» разразился серией выстрелов слившихся в гремящее стакатто. </text:p>
      <text:p text:style-name="P9">Если хочешь выжить в Конотопе, ты должен выхватывать пистолет первым.</text:p>
      <text:p text:style-name="P9">Его руки вскинулись к изрешечённой пулями груди. Он зашатался и скрючился над шеренгой стриженных кустиков газона, чтоб в следующий миг свалиться на них.</text:p>
      <text:p text:style-name="P9">Я сунул «кольт» обратно в кобуру, он распрямился и мы обнялись:</text:p>
      <text:p text:style-name="P9">- Куба!</text:p>
      <text:p text:style-name="P9">- Серый!</text:p>
      <text:p text:style-name="P10">Прохожие обходят нас стороной. Да — это Куба. </text:p>
      <text:p text:style-name="P10">Он лыбится золотом сменившим его зубы, утраченные в портовых драках дальних <text:soft-page-break/>странствий, но это — Куба.</text:p>
      <text:p text:style-name="P10">- Как ты?</text:p>
      <text:p text:style-name="P10"/>
      <text:p text:style-name="P10">Странно, все меняются — <text:s/>полнеют, лысеют, стареют — кроме друзей.</text:p>
      <text:p text:style-name="P10">Один раз встречаешься глазами и — всё; ты уже не видишь шрамов, вставных зубов и прочего. Ты видишь своего друга Кубу, с которым гонял на Кандёбу, на Сейм, ходил в Детский сектор.</text:p>
      <text:p text:style-name="P10">Просто теперь Кубе есть что рассказать про жизнь бороздящую Мировой океан.</text:p>
      <text:p text:style-name="P11">Мы сидим у него дома. Старики на работе, но нашлось три яйца для яишницы, а в трёхлитровой банке прозрачно-убойного самогона лимонные корки плавают чуть ниже середины.</text:p>
      <text:p text:style-name="P11">Мы пьём, закусываем и слушаем рассказы морехода Кубы.</text:p>
      <text:p text:style-name="P11">Как один раз он не успел из отпуска к выходу своего судна в море и его на месяц приписали к самоходной барже, пока подвернётся подходящий корабль.</text:p>
      <text:p text:style-name="P11">Экипаж состоял из него одного, но он соблюдал морской этикет; громко кричал с мостика:</text:p>
      <text:p text:style-name="P11">- Отдать швартовые!</text:p>
      <text:p text:style-name="P11">Затем перебегал на нос баржи, стоявшей у дальнего причала в устье реки и кричал:</text:p>
      <text:p text:style-name="P11">- Есть отдать швартовые!</text:p>
      <text:p text:style-name="P11">Перепрыгивал на причал и отвязывал канат, а потом заскакивал обратно — отдать и выполнить команду «малый назад!»</text:p>
      <text:p text:style-name="P11">Молодец! Это по-нашенски! Выпьем!</text:p>
      <text:p text:style-name="P11">А заграницей в портах есть специальные дома отдыха моряков. Оборудованы как люкс-отель.</text:p>
      <text:p text:style-name="P11">Ресторан, номера, бассейн.</text:p>
      <text:p text:style-name="P11">Наши как нырнут в бассейн сразу вокруг каждого малиновое пятно. Они там что-то в воду добавляют и та от мочи малиновой стаёт. Ну, а у наших же привычка...</text:p>
      <text:p text:style-name="P11">Вобщем, спускают из бассейна воду и наполняют снова, а немцы часа полтора сидят за столиками над своим пивом и ждут.</text:p>
      <text:p text:style-name="P11">- Русише швайнен!</text:p>
      <text:p text:style-name="P11">Сами они свиньи. Фашистюги недорезанные! Выпьем!</text:p>
      <text:p text:style-name="P11">В Гонконге, не то Таиланде, наши пришвартовались, сходили в город, идут обратно по пирсу.</text:p>
      <text:p text:style-name="P11">А там бригада ихних грузчиков — щуплые все такие, <text:span text:style-name="T7">живут же на одном рисе и морепродуктах. </text:span></text:p>
      <text:p text:style-name="P12">Наш боцман — богатырь, два метра ростом — одного взял за шиворот, от земли поднял.</text:p>
      <text:p text:style-name="P12">- Эх, браток! Так вот всю жизнь и маешься, да? Тоска!</text:p>
      <text:p text:style-name="P12">Поставил обратно и дальше пошёл. Так этот жёлтый не понял братской солидарности и славянской широты души не оценил. Забегает наперёд, кричит «йа!» - подпрыгнул и боцмана пяткой в нос. Того потом час на пирсе водой отливали.</text:p>
      <text:p text:style-name="P12">Пральна! За Брюса Ли! Выпем!</text:p>
      <text:p text:style-name="P12">Не, Куба жениться и не думает. Они же все бляди.</text:p>
      <text:p text:style-name="P12">Кораблю на рейде перед отплытием. Жена на буксирном катере подошла. Счастливого плавания, милый!</text:p>
      <text:p text:style-name="P12">На обратном пути в рубке двум мотористам и рулевому по очереди дала.</text:p>
      <text:p text:style-name="P12">За свободу! За блядей! Выпем!</text:p>
      <text:p text:style-name="P12">А товар из загрáнки трудно провозить. У замполита корабля в команде не меньше двух сексотов. Ящик вискаря везёшь, и то — всýчат.</text:p>
      <text:p text:style-name="P12">- Так я не поял. На корабле там замполит есть?</text:p>
      <text:p text:style-name="P12">- Обзательно.</text:p>
      <text:p text:style-name="P12">- Так лучче я и дальше буду сухопутной крысой!</text:p>
      <text:p text:style-name="P12">Пральна! За крыс! Выпем!</text:p>
      <text:p text:style-name="P12"/>
      <text:p text:style-name="P12">Но я чётко помнил, что шёл в аптеку; мать попросила до отъезда в Нежин съездить за лекарством.</text:p>
      <text:p text:style-name="P12"><text:soft-page-break/>Поэтому я тепло попрощался с водоплавающим Кубой, хотя лимонные корки ещё не скребли по дну трёхлитровой банки, а в сковородке от яишницы кое-где поблёскивали не вытертые хлебом капли масла.</text:p>
      <text:p text:style-name="P12">- Не! Не! Я сё зна, сё бу ништяк!</text:p>
      <text:p text:style-name="P13">На Переезде я пересел в трамвай до Универмага, за которым была та самая аптека.</text:p>
      <text:p text:style-name="P13">Я чётко сошёл с трамвая, обогнул Универмаг, зашёл в стеклянную дверь, подошёл к стеклу перегородки и на вопрос женщины в белом вдохнул воздух, но понял, что даже если бы я вспомнил название лекарства, то всё равно не смог бы выговорить.</text:p>
      <text:p text:style-name="P13">С горьким сожалением пришлось выдохнуть, я молча развернулся и сокрушённо вышел.</text:p>
      <text:p text:style-name="P13">Площадь я всё же как-то пересёк, но понял, что дальше — кранты, и переключился в режим подчинения ангелу-хранителю.</text:p>
      <text:p text:style-name="P13">Он завернул меня в дворы пятиэтажек, выбрал правильный подъезд и проследил, чтоб я не сверзился на тёмной лестнице в незнакомый подвал. Затем он повёл меня по длинному коридору до того места, где рассеянный свет из проёма приямка обнаруживал опёртую о стену кроватную сетку. Оставалось лишь опустить её на пол и самому опуститься на неё. Кожух и шапка послужили спальным мешком.</text:p>
      <text:p text:style-name="P13">Проснулся я в негнущемся состоянии, но всё же успел на последнюю электричку до Нежина.</text:p>
      <text:p text:style-name="P13">На следующий выходной я снова вызвался сходить в аптеку за лекарством, если мать напомнит название, но она сказала, что уже не надо.</text:p>
      <text:p text:style-name="P13"/>
      <text:p text:style-name="P13">В фойе Нового корпуса проводился предновогодний вечер танцев для студентов. </text:p>
      <text:p text:style-name="P13">Мы с Ирой танцевали там и какая-то преподавательница с биофака пришла в восторг и объявила нам, что мы созданы друг для друга. </text:p>
      <text:p text:style-name="P13">Приятно такое слышать, тем более от специалиста разбирающегося в особях.</text:p>
      <text:p text:style-name="P13">Но потом у меня разошёлся зиппер на джинсах. <text:span text:style-name="T8">Длины свитера не хватало прикрыть эту прореху. Тогда в пустой аудитории я попытался пристегнуть свитер к низу ширинки неизвестно откуда взявшейся у Славика булавкой.</text:span></text:p>
      <text:p text:style-name="P14">Это не помогло, потому что стреловидно оттянутый свитер начал напоминать девочкóвый купальник-трико, а меня мучило постоянное опасение, что булавка расстегнётся и уколет не в одно, так в другое что-нибудь.</text:p>
      <text:p text:style-name="P14">Пришлось пойти в общагу переодеть джинсы. Обычно запасной одежды я в комнате не держал — в чём приехал из Конотопа, в том и уехал. Однако, в тот раз как-то так сложилось — я привёз нарядные джинсы для танцев.</text:p>
      <text:p text:style-name="P14">По возвращении в фойе, я застал Иру в увлечённой беседе с каким-то молодым человеком. Он мне сразу не понравился, несмотря на то, что был её давним знакомым.</text:p>
      <text:p text:style-name="P14">Вероятно, я не смог скрыть своей к нему неприязни, которая оказалась взаимной. До рукоприкладства дело не дошло, но мы с ним перешли на угрожающие тона.</text:p>
      <text:p text:style-name="P14">В какой-то момент я отвлёкся от этого противостояния, взглянул на Иру и — поразился. Она цвела счастьем. Никогда прежде я не видел столько радости в её глазах.</text:p>
      <text:p text:style-name="P14">По пути домой она доказывала мне неправильность моего подхода к сложившейся ситуации, а я в пол-уха оборонялся и укладывал в голове новое открытие.</text:p>
      <text:p text:style-name="P15">Женщина — это самка, для которой миг наивысшего блаженства тот, когда два самца готовы сшибиться ради неё рогами.</text:p>
      <text:p text:style-name="P15">Вот так. </text:p>
      <text:p text:style-name="P15">Пигмалионишь, превращая статую в живую плоть; пашешь как папа Карло, а кто-то придёт на готовенькое? Неадекватно получается.</text:p>
      <text:p text:style-name="P15">Новый год Ира встречала в общаге. До её прихода я сервировал стол на двоих, а потом вдруг решил сделать ей сюрприз, точнее — новогодний подарок.</text:p>
      <text:p text:style-name="P15">Меня как-то приучили думать, что чем дольше, тем лучше. В смысле большая продолжительность акта является показателем его качественности.</text:p>
      <text:p text:style-name="P15">Человечеством найдены разнообразные пути для повышения качества. Простейший — хряпнуть стакан-другой, но тут нужна правильная закусь; Проспер Мериме рекомендует <text:soft-page-break/>блюда из петушиных гребней. У меня не было даже сала.</text:p>
      <text:p text:style-name="P15">Пришлось изыскивать иные средства, с опорой на жизненный опыт. Он подсказывал, что из двух актов второй всегда длиннее. Так что я решил предварить акт актом.</text:p>
      <text:p text:style-name="P15">По коридору как раз бегала Пляма.</text:p>
      <text:p text:style-name="P15">Я не стал ей излагать всю подоплёку моего вдруг возникшего к ней интереса и объяснять, что собираюсь использовать её в целях исключительно технического содействия.</text:p>
      <text:p text:style-name="P16">Такая откровенность её бы не задела. Она и не такое видела в киевском университете, откуда перевелась на наш англофак во избежание отчисления за блядство.</text:p>
      <text:p text:style-name="P16">Возможно, имелись и другие причины — она упоминала, что её муж вообще ничего не носит под джинсами. Ну, не знаю; для меня всё это слишком сложно.</text:p>
      <text:p text:style-name="P16">Техническая помощь проводилась в нейтральной, разумеется, комнате и орогенитальным способом, но, увы, безрезультатно.</text:p>
      <text:p text:style-name="P16">Возможно из-за её предупреждения не мять ей груди — у неё там нет эрогенных зон; не помогли даже кудряшки цвета воронова крыла и очки, которые она так и не снимала.</text:p>
      <text:p text:style-name="P16">А ведь какой был стройный план!</text:p>
      <text:p text:style-name="P16">И какая готовность к беззаветному самопожертвованию!</text:p>
      <text:p text:style-name="P16">Минет Пляме, которая понятия не имеет где у неё вообще эти эрогенные зоны — что может явиться более ярким свидетельством любви и заботы по отношению к девушке?</text:p>
      <text:p text:style-name="P16">Но я не сказал Ире, что пошёл на всё ради того, чтобы ей было хорошо.</text:p>
      <text:p text:style-name="P16">У меня нет привычки подчёркивать свои положительные стороны и афишировать благородные поступки.</text:p>
      <text:p text:style-name="P16">Позднее в ту новогоднюю ночь, когда мы с Ирой опять сели за стол, обернувшись в простыни как в тоги, Пляма прошла мимо открытой двери в коридор. Там стоял шум поздравлений друг друга с Новым годом теми, кто встречал его в общаге.</text:p>
      <text:p text:style-name="P16">Она вежливо постучала в дверной косяк, была приглашена за стол, угощена вином и стала расспрашивать Иру о её житье-бытье.</text:p>
      <text:p text:style-name="P16">Ира прогнала ей дуру, будто она замужем и её муж-геолог редко бывает дома.</text:p>
      <text:p text:style-name="P16">Пляма, которая недавно перевелась из Киева в Нежин, верила всему, а мы хохотали.</text:p>
      <text:p text:style-name="P16">Заносчивые наивные римляне в простынных тогах, мы потешались над легковерной Плямой, не зная, что любая шутка — это правда, которой просто не пришло ещё время исполниться.</text:p>
      <text:p text:style-name="P16"/>
      <text:p text:style-name="P17">Закончилась зимняя сессия и мы с Ирой поехали в Борзну — её подруга Вера выходила замуж за жениха в солидном чине майора. В отличие от моей первой борзнянской свадьбы, эту гуляли не на дому, а большой кафе-столовой на главной площади райцентра и аж два дня.</text:p>
      <text:p text:style-name="P17">После первого дня мы с Ирой провели ночь в небольшой хате среди заснеженных огородов.</text:p>
      <text:p text:style-name="P17">Её хозяйке, дальней родственнице Веры, нас представили как мужа и жену и та, посидев на свадебном пиру, ушла ночевать к своей другой родственнице, потому что хата состояла всего из одной комнаты с побелённой печью и кровать там тоже была одна.</text:p>
      <text:p text:style-name="P18">Кровать стояла у окна с широким подоконником, где в ярком свете полной луны контрастно прочертилась тень оконного переплёта и поблёскивало стекло пустой трёхлитровой банки.</text:p>
      <text:p text:style-name="P18">Мне нравилось тут всё — и земляной пол из крепко засохшей и прометённой глины, и кровать с досками вместо сетки и матрасом неравномерно набитым сеном.</text:p>
      <text:p text:style-name="P18">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.</text:p>
      <text:p text:style-name="P18">Хозяйка вряд ли поверила, что мы муж с женой; во время застолья я пару раз улавливал её усмешливо подшпоривающий взгляд из-за стола, где она сидела среди прочих пожилых баб в <text:s/>парадных чёрных телогрейках-«плюшках» и в распахнутых на плечи толстых клетчатых платках.</text:p>
      <text:p text:style-name="P18">Луна поднялась повыше нависающей над окном стрехи и уже не заглядывала что мы тут вытворяем — пара молодожёнов прессующих сено в разных концах кровати на земляном полу древней хаты.</text:p>
      <text:p text:style-name="P18">На второй день пиршества Ира приревновала меня к местной красотке, которая вызвала меня <text:soft-page-break/>из зала через брата Веры по кличке Моцарт. </text:p>
      <text:p text:style-name="P18">Не слишком врубаясь что-почём, я вышел из кафе-столовой в задний двор, где вобщем-то красивая красотка закатывала театральную истерику в руках двух подружек тоже в лёгких платьях на утоптанном снегу. <text:span text:style-name="T9">Вокруг гомонила группа зрителей из вышедшей на воздух молодёжи.</text:span></text:p>
      <text:p text:style-name="P19">Я развернулся уходить и упёрся в непрощающий взгляд Иры.</text:p>
      <text:p text:style-name="P19">За столом пришлось долго её убеждать, что я никак не содействовал выбрыкам перебравшей красотки. Меня поддерживала сидевшая по ту сторону Иры крупная молодая женщина замечательного телосложения — что называется «баба в теле». Рядом с ней сидел не очень крупный армянин.</text:p>
      <text:p text:style-name="P19">Его армянская принадлежность выяснилась, когда он в сумерках повёз нас прокатиться на его «жигулях». На улице ведущей к московской трассе он притормозил и крупнотелая Валя вышла из машины повоспитывать своего сына-пятикласника по имени Толик.</text:p>
      <text:p text:style-name="P19">С мамой он разговаривал на украинском языке и меня это как-то сбивало с толку из-за резкого контраста окружающей зимы и его тёмно-коричневого негритянского лица.</text:p>
      <text:p text:style-name="P19">Позднее Ира мне говорила, что Валя родила Толика после работы официанткой в Киеве, или стала официанткой после родов — тут я не уверен.</text:p>
      <text:p text:style-name="P19">Армянин — текущий спутник её жизни — не вмешивался в воспитательный процесс.</text:p>
      <text:p text:style-name="P19">Мы выехали на трассу и через пару километров остановились на заснеженной обочине. <text:span text:style-name="T10">Водитель включил магнитофон и достал бутылку шампанского с завёрнутым в фольгу горлышком.</text:span></text:p>
      <text:p text:style-name="P20"><text:span text:style-name="T27">Красота а</text:span>рмянск<text:span text:style-name="T27">ой</text:span> музык<text:span text:style-name="T27">и</text:span> <text:span text:style-name="T27">открывается не сразу</text:span>, к ней нужно обвыкнуться; <text:s/><text:span text:style-name="T27">в тот раз она ещё была непостижимой для меня, но я терпел: кто катает — того и музыка</text:span>.</text:p>
      <text:p text:style-name="P20">На дороге остановилась патрульная машина и два милиционера в шинелях и фуражках, несмотря на зиму, подошли к «жигулям».</text:p>
      <text:p text:style-name="P20">Армянин вышел вести переговоры, что тут всё путём.</text:p>
      <text:p text:style-name="P20">Валя начала возмущаться, что нас с Ирой определили на постой в такую древнюю хату и взяла на себя обязательство донести это возмущение до родителей невесты, которые ей тоже родственники.</text:p>
      <text:p text:style-name="P20">Поэтому вторую ночь мы провели в большой обустроенной хате кого-то из зажиточных родственников.</text:p>
      <text:p text:style-name="P20">Луны не было, а был неяркий свет через стеклянную дверь смежной веранды. Сетка кровати чересчур проваливалась и стучала; пришлось сбросить матрас на крашенные доски пола. Вобщем, тоже ничего, хоть и не так романтично.</text:p>
      <text:p text:style-name="P20"/>
      <text:p text:style-name="P20">В Нежин нас отвёз армянин. По пути я почему-то думал про негритёнка Толика, вслед которому тюкают и крестятся борзнянские старухи.</text:p>
      <text:p text:style-name="P20">Каково это — видеть, что ты не такой как все?</text:p>
      <text:p text:style-name="P20">Дед Пушкина тоже был чистопородный эфиоп, но тот хоть в детстве пообщался с нормальными людьми.</text:p>
      <text:p text:style-name="P20">Когда мы вышли из «жигулей» возле общаги, армянин отозвал меня спросить адрес красотки с театральными замашками. Она тут учится в каком-то техникуме. </text:p>
      <text:p text:style-name="P20">Я не знал и знать не хотел.</text:p>
      <text:p text:style-name="P20">Мы с Ирой поднялись в комнату и после получасовой качки на более упругой сетке, она сказала, что ощутила нечто такое, чего с <text:s/>ней раньше не случалось.</text:p>
      <text:p text:style-name="P20">Ну, спасибочки! Выходит я не зря пыхтел эти полтора года. Или ей просто стало меня жалко?</text:p>
      <text:p text:style-name="P20"/>
      <text:p text:style-name="P20">Как уже говорилось, в феврале я на полторы недели попал в больницу из-за своей принципиальности. После недели лечения меня нашла там моя сестра Наташа.</text:p>
      <text:p text:style-name="P20">В Конотопе на улице Декабристов телефон <text:span text:style-name="T11">имелся у соседей</text:span> за четыре хаты от родителей, <text:span text:style-name="T11">но я не знал номера, а если би знал, то вряд ли б догадался позвонить. Полторы недели — не два года.</text:span></text:p>
      <text:p text:style-name="P21"><text:soft-page-break/>Я вышел из палаты к Наташе и в конце коридора мы спустились на один марш по лестнице ведущей в подвал. Она достала свои сигареты с фильтром, а я забил в папиросу косяк и мы смешали дымы.</text:p>
      <text:p text:style-name="P21">- Ну, а ещё ты как вообще?- спросила сестра, когда я рассказал про оборзевшую Пилюлю.</text:p>
      <text:p text:style-name="P21">- А ещё у меня есть Ира,- сказал я и стал доказывать сестре, что Ира не такая как все.</text:p>
      <text:p text:style-name="P21">- Ну-ну,- неопределённо ответила Наташа.</text:p>
      <text:p text:style-name="P21"/>
      <text:p text:style-name="P21">При выписке я вдруг почувствовал, что отдал слишком много сил борьбе за правое дело. </text:p>
      <text:p text:style-name="P21">Я даже распустил уши кроличьей шапки-ушанки по пути в общагу.</text:p>
      <text:p text:style-name="P21">Такого я не делал даже в жуткий мороз, при котором лишь потирал свои уши о поднятый воротник кожуха и требовал от продавщицы привокзального киоска продать мне бутылку отмороженного пива и, несмотря на её увещевания, пил его мелкими глотками, а на горлышке намерзало колечко льда.</text:p>
      <text:p text:style-name="P21">А теперь? Ничто не губит нам здоровье хуже больницы.</text:p>
      <text:p text:style-name="P21"/>
      <text:p text:style-name="P22">Мужской туалет на третьем этаже общаги, помимо прямого своего назначения, заставлял студенческую массу очнуться от аморфной спячки.</text:p>
      <text:p text:style-name="P22">Масса расклеивающая листовки, не такая уж и аморфная масса.</text:p>
      <text:p text:style-name="P23">Не думаю, что это делал кто-то один, просто это вошло в моду.</text:p>
      <text:p text:style-name="P23">Однако, КГБ, при всех его сексотах, тут поживиться было нечем — в сортире клеили заголовки вырезанные из центральной прессы.</text:p>
      <text:p text:style-name="P23">Вместе с тем, оказавшись на внутренней стороне двери кабинки с унитазом, эти заголовки приобретали вдруг некий подспудный смысл и заставляли взглянуть на <text:span text:style-name="T28">них</text:span> под иным углом, не предусмотренным редакцией печатного органа.</text:p>
      <text:p text:style-name="P23">Сидя на корточках на краю унитаза, по другому воспринимаешь вполне обыденные</text:p>
      <text:p text:style-name="P38"><text:span text:style-name="T13"><text:tab/><text:tab/><text:tab/>На заботу партии ответим делом</text:span><text:span text:style-name="T15"> </text:span></text:p>
      <text:p text:style-name="P40"><text:tab/><text:tab/><text:tab/>Каждым звеном цепь крепка </text:p>
      <text:p text:style-name="P40"><text:tab/><text:tab/><text:tab/>Все те же 45 минут </text:p>
      <text:p text:style-name="P38"><text:span text:style-name="T15"><text:tab/><text:tab/><text:tab/></text:span><text:span text:style-name="T12">Качество - прежде всего </text:span></text:p>
      <text:p text:style-name="P41"><text:tab/><text:tab/><text:tab/>По ускоренному графику</text:p>
      <text:p text:style-name="P41"><text:tab/><text:tab/><text:tab/>Никакой амнистии бракоделам!</text:p>
      <text:p text:style-name="P41"><text:tab/><text:tab/><text:tab/>Во имя мира и процветания</text:p>
      <text:p text:style-name="P24">Туалетный юмор выплёскивался даже на кафель стенки над писсуарами.</text:p>
      <text:p text:style-name="P24">Я, как обычно, проскочил мимо первого с заголовком </text:p>
      <text:p text:style-name="P39"><text:tab/><text:tab/><text:tab/>Воды севера потекут на юг</text:p>
      <text:p text:style-name="P24">и тормознулся у второго с двумя заголовками</text:p>
      <text:p text:style-name="P39"><text:tab/><text:tab/><text:tab/>Биатлон — спорт мужественных</text:p>
      <text:p text:style-name="P39"><text:tab/><text:tab/><text:tab/>Наша цель - коммунизм</text:p>
      <text:p text:style-name="P24">и, заканчивая мочеиспускание, ощутил вдруг непонятно жжение, опустил взгляд и проследил как из прорези мочеточного канала лениво выползла непонятная мутная капля.</text:p>
      <text:p text:style-name="P25">Я похолодел.</text:p>
      <text:p text:style-name="P25">Неужто?.. Да, нет, не может быть!..</text:p>
      <text:p text:style-name="P25">Но факт остаётся фактом, что за три дня до этого по дурацкому стечению обстоятельств свет в комнатах вырубили в тот момент, когда в нашей не было никого кроме одной четверокурсницы, которую я уложил на ближайшую койку. Чисто машинально. Рефлекс сработал.</text:p>
      <text:p text:style-name="P25">Она во мне никогда ничего не вызывала. Говорю же — стечение обстоятельств. И с ней я почувствовал не больше, чем партнёры Люси Манчини из «Крёстного отца» до того хирургического вмешательства. Типа, как в колокол.</text:p>
      <text:p text:style-name="P25">Зуд и жжение не унимались. Всё полигамию пришлось отменить на неопределённый срок.</text:p>
      <text:p text:style-name="P25">Двойка посоветовал проконсультироваться у доктора Гриши. Тот понимающе покивал и сообщил, что в общаге уже отмечены несколько случаев заражения гонореей.</text:p>
      <text:p text:style-name="P25"><text:soft-page-break/>В смысле триппер? Да. Симптомы очень похожи, но чтобы знать наверняка необходим лабораторный анализ семени.</text:p>
      <text:p text:style-name="P25">Ни хрена себе! Но я же не умею, в жизни не дрочил. Гриша вызвался помочь.</text:p>
      <text:p text:style-name="P25">Мы заперлись в одной из комнат — он, я и Света, ну, на всякий, типа, на подхвате.</text:p>
      <text:p text:style-name="P25">Гриша достал из большого мягкого портфеля стеклянную пробирку с пробкой и дал её мне — собрать то, что польётся.</text:p>
      <text:p text:style-name="P25">Я спустил джинсы с трусами до колен и сел на стул. Гриша опустился на койку напротив, Света рядом с ним.</text:p>
      <text:p text:style-name="P25">Он принялся гонять мою крайнюю плоть вверх-вниз. Мы втроём с напряжённым вниманием уставились на торчащий член, по которому металась кисть Гриши.</text:p>
      <text:p text:style-name="P25">Через пару минут Гриша начал взволнованно глотать слюну и объявил, что член слишком сух — нужно смочить.</text:p>
      <text:p text:style-name="P26">Меня порадовало присутствие Светы и я сказал, что ладно, ничего, я сам как-нибудь, только пробирку заберу.</text:p>
      <text:p text:style-name="P26">Я застегнул джинсы и Гриша дал мне из портфеля хорошее средство — «рефадин» в капсулах.</text:p>
      <text:p text:style-name="P26">Памятуя посулы Марии вылечить меня в случае венерического заболевания, я позвонил ей и она мне назначила придти в тот же вечер.</text:p>
      <text:p text:style-name="P26">Когда я объяснил, что у меня гонорее и нужно добыть семя для анализа, она раскрыла постель и начала раздеваться. Я снова объяснил ей, что у меня гонорея, но она сказала, что это ничего.</text:p>
      <text:p text:style-name="P26">Тогда я тоже начал раздеваться, но предупредил, что соберу семя в пробирку. Она согласилась.</text:p>
      <text:p text:style-name="P26">Возможно, та её пружина предохраняет не только от беременности, но и от триппера тоже.</text:p>
      <text:p text:style-name="P26">Я просто положил пробирку на тумбочку рядом с приёмником и мы приступили.</text:p>
      <text:p text:style-name="P26">Таис Афинская дала Александру Македонскому какое-то снадобье, чтоб они смогли заниматься этим всю ночь.</text:p>
      <text:p text:style-name="P26">Не могу сказать, что всю нашу ночь с Марией у меня была непрестанная эрекция.</text:p>
      <text:p text:style-name="P26">После её очередных «Ещё! Ещё!» мы отдыхали, а потом приступали вновь, потому что я не мог кончить до самого наступления рассвета.</text:p>
      <text:p text:style-name="P26">Может меня сдерживало соседство откупоренной ампулы? Не знаю, я не специалист.</text:p>
      <text:p text:style-name="P26">Уже при свете льющегося от балконной двери утра я сопроводил её «Ещё! Ещё!» своими стонами и выдернулся.</text:p>
      <text:p text:style-name="P26">- Нет! Нет!- <text:span text:style-name="T25">крикнула она вслед.-</text:span> В меня!- но было поздно.</text:p>
      <text:p text:style-name="P26">С чувством исполнения долга, я излился в лабораторную пробирку и накрепко захлопнул крышку.</text:p>
      <text:p text:style-name="P26">Она осталась <text:span text:style-name="T25">явно </text:span>недовольна, но таков был уговор.</text:p>
      <text:p text:style-name="P26"><text:s/>Наивно возомнив, что самое трудное позади, я поспешил с пробиркой к Грише и радостно показал добытую с таким трудом влагу за стеклом.</text:p>
      <text:p text:style-name="P26">Он снял свой белый докторский халат, взял большой мягкий портфель и мы покинули его рабочий кабинет.</text:p>
      <text:p text:style-name="P27">В тот день во многих местах Нежина можно было наблюдать его портфель рядом с шарнирными телодвижениями его ягодиц с одной стороны и моей удручённо-встревоженной походкой с другой. Пробирка с непроанализированным семенем не отставала, затаившись в заднем кармане моих джинсов.</text:p>
      <text:p text:style-name="P27">Мне кажется, Гриша искренне хотел помочь. Просто день оказался таким, что кож-вен не работал, в какой-то лаборатории кто-то уехал, в другой что-то кончилось и так далее. </text:p>
      <text:p text:style-name="P27">Часам к двум мы вчетвером — он, портфель, я и пробирка — оказались даже зачем-то на вокзале и решили, что хватит; симптомы и без анализа сходятся. </text:p>
      <text:p text:style-name="P27">Пробирку я выбросил в трубообразную серую урну рядом с большим белым бюстом Ленина на полпути между вокзалом и высокой платформой. Там ещё стояла телефонная будка в жёлто-красной масляной краске у стены багажного отделения.</text:p>
      <text:p text:style-name="P27"><text:soft-page-break/>Выбрасывать было жалко — как-то, типа- сроднился, да и досталась такой дорогой ценой, но и таскать её дальше с собой не находилось причин.</text:p>
      <text:p text:style-name="P27">Я поехал в общагу а потом снова вернулся на вокзал. Неделя заканчивалась и мне нужно было показаться в Конотопе, чтобы родители не переживали.</text:p>
      <text:p text:style-name="P27">До электрички оставалось ещё минут десять и меня вдруг что-то потянуло к бюсту Ленина.</text:p>
      <text:p text:style-name="P27">Увиденное там буквально меня ошарашило.</text:p>
      <text:p text:style-name="P27">Из жерла серой урны упруго и неудержимо выпирала густая зелёная поросль.</text:p>
      <text:p text:style-name="P27">Не сразу получилось догадаться, что это должно быть туда всунули кусты обстриженные вокруг пьедестала.</text:p>
      <text:p text:style-name="P28">Шагая по платформе к вагону электрички, я напоследок гордо оглянулся — кусты кустами, но в этом семени ядрёная сила! Если вовремя абстрагироваться от излишних подробностей.</text:p>
      <text:p text:style-name="P28"/>
      <text:p text:style-name="P28">«Рефадин» от Гриши придал моей моче жизнерадостно бардовую окраску и больше ничего. Превозмогая зуд и жжение, благодаря капсулам я ссал жизнерадостно-бардовым и проклинал свою несдержанность с Люси Манчини.</text:p>
      <text:p text:style-name="P28">Мария тоже умыла руки, вероломно обидевшись, что я предпочёл какую-то стекляшку её природной вазе.</text:p>
      <text:p text:style-name="P28"/>
      <text:p text:style-name="P28">Меня исцелила Ира. Просто отвела к своей знакомой пожилой женщине в какую-то детскую больницу барачного типа.</text:p>
      <text:p text:style-name="P28">Женщина в белом завела меня за ширму в коридоре, чтоб скрыть от взоров очереди. Я расстегнулся, чуть прогнулся и получил укол в ягодицу. И всё. Больше ничего не потребовалось.</text:p>
      <text:p text:style-name="P28">И наступило лето.</text:p>
      <text:p text:style-name="P28"/>
      <text:p text:style-name="P29">Как я провёл лето.</text:p>
      <text:p text:style-name="P29">Как и любое ничем не примечательное лето — пристойно, прилежно, трудолюбиво.</text:p>
      <text:p text:style-name="P29">Прежде всего я стал селекционером; этим словом за бугром называют мичуринцев.</text:p>
      <text:p text:style-name="P29">Среди грядок вскопанных в конце огорода на Декабристов 13 росли и крепли дружные всходы конопли.</text:p>
      <text:p text:style-name="P29">Посевным материалом послужили семена из награбленных у соседа кустов. Хотя называть их «кустами» язык не поворачивается. <text:span text:style-name="T17">Они больше смахивают на раскидистые саженцы молодых деревьев.</text:span></text:p>
      <text:p text:style-name="P30">Деревца дружно разрастались и буйно устремлялись вверх, превращаясь в плотную стену, которую, разумеется, необходимо прореживать в ходе селекционной выбраковки. С улицы эту стену видно не было, но от соседей ничего не утаишь.</text:p>
      <text:p text:style-name="P30">Соседка справа спросила мою мать о назначении выращиваемой культуры. Мать ответила, что конопля обильно производит семечки — такие маленькие, круглые — и на Базаре их просто расхватывают любители канареек на корм своим певучим птичкам.</text:p>
      <text:p text:style-name="P30">Ах, до чего изобретательна материнская любовь! Я б в жизнь не догадался прогнать такую дуру; наплёл бы что-нибудь о компрессах и ножных ваннах от варикоза с отложением солей. <text:s/>И это было бы ошибкой, потому что на Посёлке канареек никто не держит, а ветеранов труда с подорванным здоровьем сколько угодно. Непродуманная реклама может повредить деловой деятельности.</text:p>
      <text:p text:style-name="P31">Кстати, вопрос задавала жена ограбленного соседа, который помимо пенсии пристроился ещё и сторожем в ПМС. И в этом нет моей вины, что сокращённое название Путевой Машинной Станции совпадает с аббревиатурой предменструального синдрома.</text:p>
      <text:p text:style-name="P31">Особых угрызений совести я не испытывал — оставшееся после грабительского налёта вполне достаточно, чтоб он дотянул до следующего сезона. Это лишь теперь, ретроспективно, возникает мысль о возможности наличия у него своих клиентов с канарейками.</text:p>
      <text:p text:style-name="P31">К тому времени минуло уже несколько лет, как мать моя перетрудоустроилась из КЭМЗа в <text:soft-page-break/>Рембазу, где занималась комплектацией не знаю чего для вертолётов. </text:p>
      <text:p text:style-name="P31">Физически работа её не изнуряла и вернувшись домой после рабочего дня она, по большей части, делилась новостями об отношениях в коллективе комплектовки, где трудились одни только женщины за исключением начальника и мастера. </text:p>
      <text:p text:style-name="P32">На работе она исполняла роль конфликтотушителя и забавлялась игрой в комплименты. То есть сказанную кому-либо очередную приятность она засчитывала себе как очко.</text:p>
      <text:p text:style-name="P32">Нужна хорошая школа, чтобы одаривая комплиментами не скатиться в повторение уже сказанного.</text:p>
      <text:p text:style-name="P32">Иногда начальник комплектовки крутил головой, приговаривая:</text:p>
      <text:p text:style-name="P32">- Вот ведь жидовка! И тут умудрилась.</text:p>
      <text:p text:style-name="P32">А мать моя радостно смеялась и ему в ответ, и дома, пересказывая свой новый зачётный комплимент.</text:p>
      <text:p text:style-name="P32">Мой брат Саша работал в ПМС — ездил с бригадой менять шпалы и трамбовать гальку насыпей вибратором типа «штопка» на перегонах железнодорожных магистралей. Только он из всех рабочих бригады имел среднетехническое <text:s/>образование с железнодорожным уклоном.</text:p>
      <text:p text:style-name="P32">Наша сестра Наташа, пока нет работы, водила мою дочь Лену в детский сад-комбинат и обратно.</text:p>
      <text:p text:style-name="P32">Меня же, по ходатайству отца в отделе кадров Рембазы, <text:span text:style-name="T18">временно приняли туда до конца лета в строительный цех. В Рембазе я ломал и строил какие-то стены вместе с тремя постоянными рабочими. Самым трудным было дождаться пока подвезут цементный раствор. Заработок составлял фиг да ни фига, но и работа — где сядешь, там и встанешь.</text:span></text:p>
      <text:p text:style-name="P33">От нечего делать я снова оброс бородой и рабочие Рембазы окрестили меня Фиделем Кастро. Отцу моему это нравилось, скорее всего оттого, что Фидель был его одногодком.</text:p>
      <text:p text:style-name="P33">Когда кончалось курево я ходил стрелять у отца. Он работал слесарем в цеху с культурным режимом, где запрещалось курить в других местах кроме открытой беседки во дворе.</text:p>
      <text:p text:style-name="P33">В цеху к отцу относились с уважением за его золотые руки и за готовность показать как это делается.</text:p>
      <text:p text:style-name="P33">Когда видишь, что человек и сам мается и работу мучает можно посмеяться втихаря, да и пойти дальше. Отец мой не таков, он не терпел безграмотности. Постоит в сторонке болезненно дёргая щекой, подойдёт, возьмёт инструмент — покажет.</text:p>
      <text:p text:style-name="P33">- Ну, что ж тут такого заумного?</text:p>
      <text:p text:style-name="P33">Поэтому его и уважали и не обижались, что он бурчит:</text:p>
      <text:p text:style-name="P34">- <text:span text:style-name="T25">Всё-то у вас с</text:span><text:span text:style-name="T26">и́</text:span><text:span text:style-name="T25">кось-нáкось! </text:span>Чему вас только учат?</text:p>
      <text:p text:style-name="P33">Многие рабочие Рембазы пришли туда из близлежащего села Поповки и в «бурсах» не обучались.</text:p>
      <text:p text:style-name="P35">Поповка настолько интегрировалась с Рембазой, что в селе попадались изгороди с применением вертолётных лопастей. Списанных, конечно. Но одно дело, если лопасть примотана проволокой и совсем другой коленкор, когда она аккуратно приболтована на крепление подсказанное дядей Колей.</text:p>
      <text:p text:style-name="P35"/>
      <text:p text:style-name="P35">В необлицованной половине хаты на Декабристов проживала пенсионерка тётя Зина. Она заплетала полуседые волосы в крепкие девичьи косы и подвязывала их крендельками. На крыльце её, у двери, большую часть года <text:s text:c="2"/>висела жёлто-высохшая <text:s text:c="2"/>круговая коса с вплетёнными в неё луковицами. </text:p>
      <text:p text:style-name="P35">В жизнь двора хаты тётя Зина не вмешивалась и всем улыбалась, потому что сын её никогда не приезжал из-за Уральского хребта. </text:p>
      <text:p text:style-name="P35">Весной, по слову отца, мы с братом вскапывали её часть огорода. <text:span text:style-name="T19">Когда-то она очень дружила с Ольгой и на меня затаила обиду из-за развода, но всё равно улыбалась.</text:span></text:p>
      <text:p text:style-name="P36">Жилплощади в облицованной половине хаты хватало всем — три комнаты, кухня, веранда плюс летняя комната во дворе под одной крышей с сараем.</text:p>
      <text:p text:style-name="P36">Среди обитателей этой площади одна только пятилетняя Лена была некурящей.</text:p>
      <text:p text:style-name="P36">Все, за исключение Наташи с её «Столичными» по 40 коп., смолили «Беломор-канал» за 22 <text:soft-page-break/>коп. </text:p>
      <text:p text:style-name="P36">Сестра однажды подсчитала, что в семье за месяц на курево уходит 25-30 руб.</text:p>
      <text:p text:style-name="P36"/>
      <text:p text:style-name="P36">Лето кончилось и перед моим первым отъездом на четвёртый курс англофака, мать моя спросила, может я всё же привезу нежинскую Иру познакомить с ней.</text:p>
      <text:p text:style-name="P36">Об Ире она знала от Наташи и из последующих <text:s/>расспросов у меня. Она её даже видела — на общей фотографии с борзнянской свадьбы.</text:p>
      <text:p text:style-name="P36">Снимок был сделан в фотоателье райцентра, где гости и родственники молодых стояли в три ряда на скамейках нисходящей высоты, позади жениха и невесты на стульях.</text:p>
      <text:p text:style-name="P36">Мать попросила показать которая там Ира, а я сказал:</text:p>
      <text:p text:style-name="P36">- Сама найди.</text:p>
      <text:p text:style-name="P37">На снимке рядом со мной стоят три девушки, а Ира в диагонально противоположном углу. Палец матери тронул её лицо.</text:p>
      <text:p text:style-name="P37">- Она?</text:p>
      <text:p text:style-name="P37">Я чувствовал, что её почему-то ужасно не хочется, чтобы это оказалась она, но я не мог соврать матери:</text:p>
      <text:p text:style-name="P37">- Как ты угадала?</text:p>
      <text:p text:style-name="P37">- Не знаю.</text:p>
      <text:p text:style-name="P42"><text:span text:style-name="T16">Первым произведением в прозе на украинском языке явилась повесть «Конотопская ведьма» </text:span>Григория Квитки-Основьяненко, <text:span text:style-name="T20">написанная в 1833 году.</text:span></text:p>
      <text:p text:style-name="P43">Спроси «почему?» и тебе любой ответит «не знаю».</text:p>
      <text:p text:style-name="P43">Поэтому в сентябре, вслед за безмятежным летом 1977-го, последовало знакомство твоей матери и бабки.</text:p>
      <text:p text:style-name="P43"/>
      <text:p text:style-name="P43">Конечно, Иру я и до этого привозил в Конотоп, знакомил с местным высшим светом. Мы побывали в Лунатике, где в честь её приезда прошли показательные гладиаторские бои на паркете, мне даже пришлось, на всякий, загородить её собою рядом со сценой.</text:p>
      <text:p text:style-name="P44">Потом Лялька повёл нас на хату своего кента, у которого в шкатулке сделанной из человеческого черепа он хранил травку «инвалидка», по имени поставщика. </text:p>
      <text:p text:style-name="P44">Кент проживал на четвёртом этаже со своей кошкой и швырял её обо что попадя. Не все дрессируют животных лаской. </text:p>
      <text:p text:style-name="P44">Зато ночью он иногда просыпался от нежного прикосновения её клыков к своему кадыку. Она не прокусывала кожу, а просто давала понять кто правит балом по ночам.</text:p>
      <text:p text:style-name="P44">Когда мы собирались уходить, Ира обнаружила пропажу своих перчаток. Кент клялся что не видел, я от стыда стал строить предположения, что перчатки забыты в Лунатике, но Лялька настоял на продолжении поисков и те всё-таки нашлись позади зеркала в прихожей. </text:p>
      <text:p text:style-name="P44">Эти кошки <text:s/>порой хуже сорок-воровок.</text:p>
      <text:p text:style-name="P44">Света в подъезде, конечно, не было и я шёл первым, нащупывая ступеньки ногами <text:span text:style-name="T21">и даже не держался за перила, как бравый оловянный солдатик; или одноглазый поводырь шараги слепцов из фильма «Уленшпигель», потому что в кромешной тьме у меня на плече лежала рука Иры, а Лялькина у неё. Так мы и спускались. </text:span></text:p>
      <text:p text:style-name="P45">В тот раз мы ночевали у Чепы, который уже стал примаком, жил в добротной хате, где в гараже стояли два мотоцикла «Ява» — один его, второй подрастающего брата жены. </text:p>
      <text:p text:style-name="P45">Нам предоставили целую спальню и, выходя, Чепа с женой многозначительно оставили на спинке кровати махровое полотенце. Когда мы легли и из «спидолы» раздались звуки вступления к моему любимому «Since I'm loving you» от <text:s/>Led Zeppelin, я понял, что ничего лучшего не смог бы предоставить даже и Лас-Вегас.</text:p>
      <text:p text:style-name="P46">В другой раз мы даже побывали на Декабристов 13 — в дневное, конечно, время, когда там никого — и после шампанского и косяка настолько расшалились, что всполошившаяся тётя Зина начала тарабанить во входную дверь, ей за стеной показалось, что здесь вообще полный hardcore.</text:p>
      <text:p text:style-name="P46">С моими сестрой и братом Ира познакомилась в Лунатике, а Лену знала по фотографиям из <text:soft-page-break/>фотосессии вокруг голубятни Раба, которые я наклеил на обои над своей койкой в общаге. </text:p>
      <text:p text:style-name="P46"/>
      <text:p text:style-name="P46">Кроме Иры, в целях знакомства с родителями, <text:s/>в Конотоп я привёз ещё Славика.</text:p>
      <text:p text:style-name="P46">Моя сеста и он насторожённо обмеряли друг друга внимательными взглядами, но обнюхиваться не стали.</text:p>
      <text:p text:style-name="P46">И это правильно, потому что Славика я привёз с другой целью — постоять на стрёме.</text:p>
      <text:p text:style-name="P46"/>
      <text:p text:style-name="P46">«Нет более страшной силы, чем сила привычки...» <text:span text:style-name="T21">— </text:span>сказал в одном из 58-ми томов своих произведений В. И. Ленин; и, цитируя беляка-полковника и кинофильма «Чапаев»:</text:p>
      <text:p text:style-name="P46">- И в этом большевистский вождь прав...</text:p>
      <text:p text:style-name="P46"/>
      <text:p text:style-name="P47">У меня солидная плантация конопли, которой хватит до следующего сезона и даже ещё останется, несмотря на хвостопадов Славика и Двойку.</text:p>
      <text:p text:style-name="P47">И у меня же привычка грабить чужие плантации.</text:p>
      <text:p text:style-name="P47">Кто победит <text:span text:style-name="T21">— </text:span>расчёт или привычка? Делайте ставки, господа!</text:p>
      <text:p text:style-name="P47">С Лениным иногда не поспоришь.</text:p>
      <text:p text:style-name="P47">Но что ещё, кроме привычки, ломает все расчёты?</text:p>
      <text:p text:style-name="P47">Что нас вдаль ведёт? Что толкает к новому, неизведанному?</text:p>
      <text:p text:style-name="P47">Надежда <text:span text:style-name="T21">— «</text:span>а вдруг повезёт?»</text:p>
      <text:p text:style-name="P47">Вера <text:span text:style-name="T21">— «</text:span>ведь есть же, где-то же есть!..»</text:p>
      <text:p text:style-name="P47">Любовь к познанию и переменам...</text:p>
      <text:p text:style-name="P47"/>
      <text:p text:style-name="P47">Проезжая трамваем «тройка» вдоль улицы Первомайской, я всё лето отслеживал рост конопли во дворе Батюка и верил, надеялся, мечтал — а вдруг окажется такой же сорт, как тогда у Рабентуса?</text:p>
      <text:p text:style-name="P47">Батюк когда-то был легендой и образцом для юношества не только Посёлка, но и города.</text:p>
      <text:p text:style-name="P47">Все знали Батюка, которому плевать на всю ГАИ с милицией впридачу. Им его не догнать и не оштрафовать за езду на мотоцикле без шлема, в одних трепещущих под ветром патлах.</text:p>
      <text:p text:style-name="P47">Кто сказал, что пьяный? А ты догони, проверь!</text:p>
      <text:p text:style-name="P47">Облаву на него устроили на Зеленчаке, так он скакнул меж тополей и по трамвайной рельсе ушёл.</text:p>
      <text:p text:style-name="P47">Слово «байкер» притащилось в Конотоп намного позже — у нас был Батюк.</text:p>
      <text:p text:style-name="P47">И вдруг весть, сотрясшая хлопцев как Вавилонскую башню — Батюк погиб!</text:p>
      <text:p text:style-name="P47">- Да, не — живой! В хирургическом.</text:p>
      <text:p text:style-name="P47">А скорость была всего 60, правда, автобус навстречу тоже ехал, когда Батюк втаранился бесшлемной головой ему в радиатор.</text:p>
      <text:p text:style-name="P47">- <text:span text:style-name="T22">Ото ж, хлопцы! Шлём нужная вещь — потом мозги соскребать не надо; всё в шлёме аккуратно остаётся.</text:span></text:p>
      <text:p text:style-name="P48">Батюк выжил, только сшитое из лоскутков лицо стало клетчатым. Мотоцикл у него отобрали и права тоже. С тех пор так и не выдают.</text:p>
      <text:p text:style-name="P48">В знак протеста он облысел. Устроился куда-то грузчиком. Вобщем, Батюк уже не легенда.</text:p>
      <text:p text:style-name="P48">Правда, мопед купил. Обделал по самое «не балýйся» <text:span text:style-name="T21">— </text:span>ветровое стекло, зеркала заднего вида, висюльки там всякие; все дела. Седло под длинным белым мехом.</text:p>
      <text:p text:style-name="P48">И, что примечательно, на мопед без шлёма не садится. Мотоциклетный шлём, тоже белый.</text:p>
      <text:p text:style-name="P48"/>
      <text:p text:style-name="P48">Теперь спрашивается — пойду я бомбануть его коноплю, а он вдруг выскочит — откуда мне знать что у него под тем белым шлёмом осталось?</text:p>
      <text:p text:style-name="P48">Вобщем, Славика я тоже привёз, раз уж места на всех хватает.</text:p>
      <text:p text:style-name="P48">Когда уже хорошо стемнело, мы с ним вышли.</text:p>
      <text:p text:style-name="P48"><text:span text:style-name="T14"><text:tab/><text:tab/><text:tab/>Раз пошли на дело — я и Рабинович..</text:span>.</text:p>
      <text:p text:style-name="P48">Ира очень нервничала и попросила запереть её в летней комнате.</text:p>
      <text:p text:style-name="P48">- В чём проблема? Изнутри запрись.</text:p>
      <text:p text:style-name="P48"><text:soft-page-break/>- Нет — ты.</text:p>
      <text:p text:style-name="P49">Ну, запер снаружи и ключ ей обратно через форточку отдал — неизвестно ж когда вернёмся...</text:p>
      <text:p text:style-name="P49"/>
      <text:p text:style-name="P50">Всё-таки, много чего я никогда, <text:span text:style-name="T24">наверно,</text:span> так и не смогу понять...</text:p>
      <text:p text:style-name="P49"/>
      <text:p text:style-name="P49">Когда мы вернулись с добычей, Ира её продегустировала.</text:p>
      <text:p text:style-name="P49">Нет, она даже сигарет не курила, но по запаху травки определяла — «даст», или нет. С точностью до 80%.</text:p>
      <text:p text:style-name="P50">Вобщем «батюковка» оказалась из оставшихся 20%; я у себя на плантации <text:span text:style-name="T24">такую </text:span>б<text:span text:style-name="T24"> </text:span>не <text:span text:style-name="T24">сажал</text:span>.</text:p>
      <text:p text:style-name="P49"/>
      <text:p text:style-name="P49">А в Нежине, рядом с мостом через Остёр, что у базарной площади, Славик тоже выявил плантацию. Позвал меня, показал — пышные такие красотули, как перья страусиные.</text:p>
      <text:p text:style-name="P49">Но весь участок высоким забором обнесен, не то, что в Графском парке.</text:p>
      <text:p text:style-name="P49">Ну, пошли мы; а куда денешься — привычка...</text:p>
      <text:p text:style-name="P49">Значит, через забор я перелез и призрачной походкой краснокожего приблизился к однолетним деревцам.</text:p>
      <text:p text:style-name="P49">Хата в стороне стоит, не мешает; свет лишь в одном окошке.</text:p>
      <text:p text:style-name="P49">Ну, пусть человек свою телепрограмму смотрит, я не против.</text:p>
      <text:p text:style-name="P49">Но только я шелестнýл пышными крас<text:span text:style-name="T23">отк</text:span>ами, смотрю — а по земле от хаты такие пульсирующие толчки докатываются «ты-дын! ты-дын!»; и свет <text:span text:style-name="T24">окна </text:span>закрылся силуэтом этой галопирующей собаки Баскервилей.</text:p>
      <text:p text:style-name="P51">Всё решилось в доли мгновенья, причём без меня — инстинктом, заложенным в наш спинной мозг бесчисленными поколениями загрызенных предков.</text:p>
      <text:p text:style-name="P51">Мне оставалось только наблюдать, как забор скакнул <text:s/>навстречу и моя правая толчковая лягнула его верхнюю рейку.</text:p>
      <text:p text:style-name="P51">Где-то невообразимо далеко внизу, возле мерцающей в ночной тьме узкой прожилки Остра, толчком волкодава сотрясся неразличимый уже забор.</text:p>
      <text:p text:style-name="P51">Я покинул верхние слои стратосферы, но на полпути к луне опомнился, что запаса воздуха в лёгких не хватит для возвращения на родную землю.</text:p>
      <text:p text:style-name="P51">Так я не стал «Аполлоном-14»...</text:p>
      <text:p text:style-name="P51">Славика спасло только то, что он успел отбежать от точки моего приземления.</text:p>
      <text:p text:style-name="P51">Потому что среди предков, формировавших наш спинной мозг, немало <text:span text:style-name="T24">кого расплющили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7-23T07:39:11.081840116</dc:date>
    <dc:creator>sehrguey </dc:creator>
    <meta:editing-duration>PT3H8M15S</meta:editing-duration>
    <meta:editing-cycles>25</meta:editing-cycles>
    <meta:generator>LibreOffice/4.3.3.2$Linux_x86 LibreOffice_project/430m0$Build-2</meta:generator>
    <meta:document-statistic meta:table-count="0" meta:image-count="0" meta:object-count="0" meta:page-count="14" meta:paragraph-count="374" meta:word-count="6727" meta:character-count="43119" meta:non-whitespace-character-count="36587"/>
  </office:meta>
</office:document-meta>
</file>